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language="zxx" fo:country="none" officeooo:rsid="000a33f9" officeooo:paragraph-rsid="000a33f9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font-size="14pt" fo:language="zxx" fo:country="none" fo:font-style="italic" fo:font-weight="bold" officeooo:rsid="000aa3c3" officeooo:paragraph-rsid="000aa3c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aa3c3" officeooo:paragraph-rsid="000aa3c3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1">
      <style:text-properties officeooo:paragraph-rsid="000d0a34"/>
    </style:style>
    <style:style style:name="P5" style:family="paragraph" style:parent-style-name="Standard" style:list-style-name="L1">
      <style:text-properties style:font-name="Liberation Sans" fo:language="zxx" fo:country="none" officeooo:rsid="000a33f9" officeooo:paragraph-rsid="000ea5bc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style:font-name="Liberation Sans" fo:language="zxx" fo:country="none" officeooo:rsid="000a33f9" officeooo:paragraph-rsid="000e03cf" style:language-asian="zxx" style:country-asian="none" style:language-complex="zxx" style:country-complex="none"/>
    </style:style>
    <style:style style:name="P7" style:family="paragraph" style:parent-style-name="Standard" style:list-style-name="L3">
      <style:text-properties style:font-name="Liberation Sans" fo:language="zxx" fo:country="none" officeooo:rsid="000a8ec7" officeooo:paragraph-rsid="000a8ec7" style:language-asian="zxx" style:country-asian="none" style:language-complex="zxx" style:country-complex="none"/>
    </style:style>
    <style:style style:name="P8" style:family="paragraph" style:parent-style-name="Standard" style:list-style-name="L3">
      <style:text-properties style:font-name="Liberation Sans" fo:language="zxx" fo:country="none" officeooo:rsid="00149193" officeooo:paragraph-rsid="001bd58e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style:font-name="Liberation Sans" fo:language="zxx" fo:country="none" officeooo:rsid="0017dc07" officeooo:paragraph-rsid="0017dc07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style:font-name="Liberation Sans" fo:language="zxx" fo:country="none" officeooo:rsid="001a431e" officeooo:paragraph-rsid="001a431e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font-size="14pt" fo:language="zxx" fo:country="none" fo:font-style="italic" fo:font-weight="bold" officeooo:rsid="00108a5c" officeooo:paragraph-rsid="00108a5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" style:family="text">
      <style:text-properties style:font-name="Liberation Sans" fo:language="zxx" fo:country="none" officeooo:rsid="000a33f9" style:language-asian="zxx" style:country-asian="none" style:language-complex="zxx" style:country-complex="none"/>
    </style:style>
    <style:style style:name="T2" style:family="text">
      <style:text-properties style:font-name="Liberation Sans" fo:language="zxx" fo:country="none" fo:font-weight="bold" officeooo:rsid="000ea5bc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officeooo:rsid="000ea5bc" style:font-weight-asian="bold" style:font-weight-complex="bold"/>
    </style:style>
    <style:style style:name="T4" style:family="text">
      <style:text-properties fo:font-weight="bold" officeooo:rsid="000f6275" style:font-weight-asian="bold" style:font-weight-complex="bold"/>
    </style:style>
    <style:style style:name="T5" style:family="text">
      <style:text-properties officeooo:rsid="0011ff99"/>
    </style:style>
    <style:style style:name="T6" style:family="text">
      <style:text-properties officeooo:rsid="0013f908"/>
    </style:style>
    <style:style style:name="T7" style:family="text">
      <style:text-properties officeooo:rsid="0015fece"/>
    </style:style>
    <style:style style:name="T8" style:family="text">
      <style:text-properties officeooo:rsid="000a8ec7"/>
    </style:style>
    <style:style style:name="T9" style:family="text">
      <style:text-properties officeooo:rsid="0018f386"/>
    </style:style>
    <style:style style:name="T10" style:family="text">
      <style:text-properties officeooo:rsid="001bd58e"/>
    </style:style>
    <style:style style:name="T11" style:family="text">
      <style:text-properties officeooo:rsid="001e95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zione della terza parte del progetto di D'Antuono Pietro e Ruocco Giovanni</text:p>
      <text:p text:style-name="P1"/>
      <text:p text:style-name="P2">Specifica delle operazioni:</text:p>
      <text:list xml:id="list2643946562" text:style-name="L1">
        <text:list-item>
          <text:p text:style-name="P4"><text:span text:style-name="T2">OP1: </text:span><text:span text:style-name="T1">Registrazione di una scuderia.</text:span></text:p>
        </text:list-item>
        <text:list-item>
          <text:p text:style-name="P5"><text:span text:style-name="T3">OP2: </text:span>Inserimento dei dati di un’autovettura, compresi i componenti di cui è composta.</text:p>
        </text:list-item>
        <text:list-item>
          <text:p text:style-name="P5"><text:span text:style-name="T3">OP3: </text:span>Aggiunta di un nuovo pilota ad un equipaggio.</text:p>
        </text:list-item>
        <text:list-item>
          <text:p text:style-name="P5"><text:span text:style-name="T3">OP4: </text:span>Registrazione di un finanziamento per una scuderia.</text:p>
        </text:list-item>
        <text:list-item>
          <text:p text:style-name="P5"><text:span text:style-name="T3">OP5: </text:span>Iscrizione di una vettura ad una gara.</text:p>
        </text:list-item>
        <text:list-item>
          <text:p text:style-name="P5"><text:span text:style-name="T3">OP6: </text:span>Registrazione del risultato conseguito da ciascuna vettura iscritta ad una gara.</text:p>
        </text:list-item>
        <text:list-item>
          <text:p text:style-name="P5"><text:span text:style-name="T3">OP7: </text:span>Verifica della possibilità di montare un componente su una vettura.</text:p>
        </text:list-item>
        <text:list-item>
          <text:p text:style-name="P5"><text:span text:style-name="T3">OP8: </text:span>Per ciascuna scuderia, stampare la somma totale dei finanziamenti ricevuti.</text:p>
        </text:list-item>
        <text:list-item>
          <text:p text:style-name="P5"><text:span text:style-name="T3">OP9: </text:span>Stampa annuale delle scuderie che hanno partecipato al campionato compreso il numero di finanziamenti.</text:p>
        </text:list-item>
        <text:list-item>
          <text:p text:style-name="P5"><text:span text:style-name="T3">OP10: </text:span>Visualizzare i piloti che hanno vinto nel «circuito di casa» (es: un pilota italiano che vince su un circuito italiano).</text:p>
        </text:list-item>
        <text:list-item>
          <text:p text:style-name="P5"><text:span text:style-name="T3">OP11: </text:span>Per ciascuna scuderia, visualizzare la percentuale di gentleman driver di cui si compone l’equipaggio.</text:p>
        </text:list-item>
        <text:list-item>
          <text:p text:style-name="P5"><text:span text:style-name="T3">OP12: </text:span>Stampa mensile dei costruttori compreso il numero di componenti che ha fornito.</text:p>
        </text:list-item>
        <text:list-item>
          <text:p text:style-name="P5"><text:span text:style-name="T3">OP13: </text:span>Stampa della classifica finale dei punti conseguiti da tutte le vetture.</text:p>
        </text:list-item>
        <text:list-item>
          <text:p text:style-name="P5"><text:span text:style-name="T3">OP14: </text:span>Stampa delle classifiche finali di punti per tipo di motore.</text:p>
        </text:list-item>
        <text:list-item>
          <text:p text:style-name="P5"><text:span text:style-name="T3">OP15: </text:span>Stampare un report che elenchi ciascuna scuderia sulla base del rapporto punti/minuti di gara, mediando tra le macchine appartenenti a ciascuna scuderia.</text:p>
        </text:list-item>
      </text:list>
      <text:p text:style-name="P1"/>
      <text:p text:style-name="P2">Requisiti non funzionali:</text:p>
      <text:list xml:id="list2816009576" text:style-name="L2">
        <text:list-item>
          <text:p text:style-name="P6"><text:span text:style-name="T4">RV1: </text:span>Non è possibile montare due componenti dello stesso tipo sulla stessa vettura.</text:p>
        </text:list-item>
        <text:list-item>
          <text:p text:style-name="P6"><text:span text:style-name="T4">RV2: </text:span>La stessa vettura non può partecipare più di una volta alla stessa gara.</text:p>
        </text:list-item>
        <text:list-item>
          <text:p text:style-name="P6"><text:span text:style-name="T4">RV3: </text:span>Un equipaggio non può essere composto da soli gentleman driver.</text:p>
        </text:list-item>
      </text:list>
      <text:p text:style-name="P1"/>
      <text:p text:style-name="P11">Commenti:</text:p>
      <text:list xml:id="list707005240" text:style-name="L3">
        <text:list-item>
          <text:p text:style-name="P7">La nazionalità del pilota non <text:span text:style-name="T5">viene</text:span> più riportata come aggettivo ma come sostantivo. (<text:span text:style-name="T5">ad esempio</text:span>: nazionalità 'italiana' <text:span text:style-name="T5">diventa ora</text:span> nazionalità '<text:span text:style-name="T5">I</text:span>talia').</text:p>
        </text:list-item>
        <text:list-item>
          <text:p text:style-name="P10">Lo status 'non terminato' indica che la vettura non ha concluso la gara e dunque il suo punteggio, per tale gara, non deve fare media.</text:p>
        </text:list-item>
        <text:list-item>
          <text:p text:style-name="P8"><text:span text:style-name="T8">Il vincitore di una gara consegue 25 punt</text:span><text:span text:style-name="T10">i</text:span><text:span text:style-name="T8">.</text:span></text:p>
        </text:list-item>
        <text:list-item>
          <text:p text:style-name="P9">Al fine di mantenere la porzione di codice Java relativamente breve, non vengono effettuati controlli sulla correttezza degli input forniti, per cui si assume non vi siano errori <text:span text:style-name="T9">(</text:span><text:span text:style-name="T11">nel caso vi siano durante il testing, </text:span><text:span text:style-name="T9">v</text:span><text:span text:style-name="T11">erranno</text:span><text:span text:style-name="T9"> gestit</text:span><text:span text:style-name="T11">i</text:span><text:span text:style-name="T9"> come SQLException)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1:24.937216376</meta:creation-date>
    <dc:date>2024-01-08T10:53:43.381864952</dc:date>
    <meta:editing-duration>PT1H15M59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359" meta:character-count="2215" meta:non-whitespace-character-count="1904"/>
  </office:meta>
</office:document-meta>
</file>